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Roboto1" svg:font-family="Roboto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6ad" officeooo:paragraph-rsid="001d96ad"/>
    </style:style>
    <style:style style:name="P2" style:family="paragraph" style:parent-style-name="Standard">
      <style:text-properties officeooo:rsid="002105f9" officeooo:paragraph-rsid="002105f9"/>
    </style:style>
    <style:style style:name="P3" style:family="paragraph" style:parent-style-name="Standard">
      <style:text-properties officeooo:rsid="0021f3f4" officeooo:paragraph-rsid="0021f3f4"/>
    </style:style>
    <style:style style:name="P4" style:family="paragraph" style:parent-style-name="Standard">
      <style:text-properties officeooo:rsid="00285f02" officeooo:paragraph-rsid="00285f02"/>
    </style:style>
    <style:style style:name="P5" style:family="paragraph" style:parent-style-name="Standard">
      <style:text-properties officeooo:paragraph-rsid="00285f02"/>
    </style:style>
    <style:style style:name="P6" style:family="paragraph" style:parent-style-name="Standard">
      <style:text-properties officeooo:rsid="0029e2cb" officeooo:paragraph-rsid="0029e2cb"/>
    </style:style>
    <style:style style:name="P7" style:family="paragraph" style:parent-style-name="Standard">
      <style:text-properties officeooo:paragraph-rsid="002e5206"/>
    </style:style>
    <style:style style:name="P8" style:family="paragraph" style:parent-style-name="Standard">
      <style:text-properties officeooo:paragraph-rsid="002f77f4"/>
    </style:style>
    <style:style style:name="P9" style:family="paragraph" style:parent-style-name="Standard">
      <style:text-properties officeooo:rsid="00325439" officeooo:paragraph-rsid="00325439"/>
    </style:style>
    <style:style style:name="P10" style:family="paragraph" style:parent-style-name="Standard">
      <style:text-properties officeooo:rsid="00365bf7" officeooo:paragraph-rsid="00365bf7"/>
    </style:style>
    <style:style style:name="P11" style:family="paragraph" style:parent-style-name="Standard">
      <style:text-properties officeooo:rsid="003b51ab" officeooo:paragraph-rsid="003b51ab"/>
    </style:style>
    <style:style style:name="P12" style:family="paragraph" style:parent-style-name="Standard">
      <style:text-properties officeooo:paragraph-rsid="003b5976"/>
    </style:style>
    <style:style style:name="P13" style:family="paragraph" style:parent-style-name="Standard">
      <style:text-properties style:font-name="Liberation Serif" officeooo:rsid="00365bf7" officeooo:paragraph-rsid="00365bf7"/>
    </style:style>
    <style:style style:name="P14" style:family="paragraph" style:parent-style-name="Standard">
      <style:text-properties style:font-name="Liberation Serif" officeooo:paragraph-rsid="003b5976"/>
    </style:style>
    <style:style style:name="P15" style:family="paragraph" style:parent-style-name="Standard">
      <style:text-properties style:font-name="Liberation Serif" officeooo:rsid="003b5976" officeooo:paragraph-rsid="003b5976"/>
    </style:style>
    <style:style style:name="T1" style:family="text">
      <style:text-properties officeooo:rsid="001e4bc9"/>
    </style:style>
    <style:style style:name="T2" style:family="text">
      <style:text-properties officeooo:rsid="00229e6e"/>
    </style:style>
    <style:style style:name="T3" style:family="text">
      <style:text-properties officeooo:rsid="00241858"/>
    </style:style>
    <style:style style:name="T4" style:family="text">
      <style:text-properties officeooo:rsid="00285f02"/>
    </style:style>
    <style:style style:name="T5" style:family="text">
      <style:text-properties fo:font-variant="normal" fo:text-transform="none" fo:color="#000000" style:font-name="inherit" fo:font-size="13.5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000000" style:font-name="inherit" fo:font-size="13.5pt" fo:letter-spacing="normal" fo:font-style="normal" fo:font-weight="normal" officeooo:rsid="0028e766" loext:padding="0in" loext:border="non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3b5976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3b5976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font-name="Roboto1" fo:font-size="9pt" fo:letter-spacing="normal" fo:font-style="normal" fo:font-weight="normal"/>
    </style:style>
    <style:style style:name="T12" style:family="text">
      <style:text-properties fo:font-variant="normal" fo:text-transform="none" style:font-name="Roboto1" fo:font-size="9pt" fo:letter-spacing="normal" fo:font-style="normal" fo:font-weight="normal" officeooo:rsid="0028b058"/>
    </style:style>
    <style:style style:name="T13" style:family="text">
      <style:text-properties fo:font-variant="normal" fo:text-transform="none" style:font-name="Roboto1" fo:font-size="9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style:font-name="Roboto" fo:font-size="9.75pt" fo:letter-spacing="normal" fo:font-style="normal" fo:font-weight="normal" officeooo:rsid="0031eb83"/>
    </style:style>
    <style:style style:name="T15" style:family="text">
      <style:text-properties officeooo:rsid="0028b058"/>
    </style:style>
    <style:style style:name="T16" style:family="text">
      <style:text-properties officeooo:rsid="002a2ba8"/>
    </style:style>
    <style:style style:name="T17" style:family="text">
      <style:text-properties officeooo:rsid="002b6e17"/>
    </style:style>
    <style:style style:name="T18" style:family="text">
      <style:text-properties officeooo:rsid="002d5073"/>
    </style:style>
    <style:style style:name="T19" style:family="text">
      <style:text-properties officeooo:rsid="00342933"/>
    </style:style>
    <style:style style:name="T20" style:family="text">
      <style:text-properties officeooo:rsid="00354a91"/>
    </style:style>
    <style:style style:name="T21" style:family="text">
      <style:text-properties officeooo:rsid="0035f25c"/>
    </style:style>
    <style:style style:name="T22" style:family="text">
      <style:text-properties officeooo:rsid="0037fd5f"/>
    </style:style>
    <style:style style:name="T23" style:family="text">
      <style:text-properties officeooo:rsid="00396ce6"/>
    </style:style>
    <style:style style:name="T24" style:family="text">
      <style:text-properties officeooo:rsid="003b5976"/>
    </style:style>
    <style:style style:name="T25" style:family="text">
      <style:text-properties officeooo:rsid="003c54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nable Docker Artifact Registry</text:p>
      <text:p text:style-name="P1">2. create AP<text:span text:style-name="T1">I key - </text:span><text:a xlink:type="simple" xlink:href="https://cloud.google.com/iam/docs/creating-managing-service-account-keys" text:style-name="Internet_20_link" text:visited-style-name="Visited_20_Internet_20_Link"><text:span text:style-name="T1">https://cloud.google.com/iam/docs/creating-managing-service-account-keys</text:span></text:a></text:p>
      <text:p text:style-name="P11">2. <text:a xlink:type="simple" xlink:href="https://developers.google.com/workspace/guides/create-credentials" text:style-name="Internet_20_link" text:visited-style-name="Visited_20_Internet_20_Link">https://developers.google.com/workspace/guides/create-credentials</text:a> - json</text:p>
      <text:p text:style-name="P2">3. ./google-cloud-sdk/bin/gcloud auth configure-docker us-central1-docker.pkg.dev<text:line-break/>4. cat even-ally-356808-1b88e5145b3b.json | docker login -u _json_key --password-stdin https://us-docker.pkg.dev</text:p>
      <text:p text:style-name="P3">5. Go to Docker Artifact Registry and create new Repository<text:line-break/><text:span text:style-name="T2">6. docker tag image1:latest us-docker.pkg.dev/even-ally-356808/gcr.io/image1:lates</text:span><text:span text:style-name="T3">t</text:span><text:span text:style-name="T2"> – create tag<text:line-break/>7. docker push us-central1-docker.pkg.dev/even-ally-356808/gcr.io/image1:latest – push image</text:span></text:p>
      <text:p text:style-name="P4"/>
      <text:p text:style-name="P4"/>
      <text:p text:style-name="P5"><text:span text:style-name="T4">Create </text:span><text:span text:style-name="T5">a PostgreSQL instance </text:span><text:span text:style-name="T6">(https://cloud.google.com/sql/docs/postgres/create-manage-databases)</text:span></text:p>
      <text:p text:style-name="P4">1. Go to Cloud SQL<text:line-break/>2. Push “Create Instance”<text:line-break/>3. <text:s/>Choose PosgreSQL<text:line-break/>4. Fill “instance ID = rubychat” and “password = Y?~K`K3X^M:44.ok”<text:line-break/>5. Push “Create Instance”</text:p>
      <text:p text:style-name="P7"><text:span text:style-name="T15">connecion name=even-ally-356808:us-central1:rubychat<text:line-break/></text:span><text:span text:style-name="T11">Public IP address </text:span><text:span text:style-name="T12">=</text:span><text:span text:style-name="T11"> 34.132.228.8<text:line-break/></text:span><text:span text:style-name="T12">username=postgres<text:line-break/>pass=qwerty1234</text:span></text:p>
      <text:p text:style-name="P6">6. Create “Firewall Rules”<text:line-break/>6.1 Go to “VPC network” – “Firewall” – “Create Firewall Rule”<text:line-break/>6.2 Enter “Name” and “Description”<text:line-break/>6.3 Enter port 5432<text:line-break/>6.4 Choose “Source IP v4 Range”<text:line-break/>6.5 Enter “target”<text:line-break/>6.6 Save</text:p>
      <text:p text:style-name="P8"><text:span text:style-name="T16">6.7 Repeat 6.1-6.6 for Engress<text:line-break/></text:span><text:span text:style-name="T18">7.</text:span><text:span text:style-name="T17"> Go to API&amp;Services and enable “Cloud SQL Admin Api”<text:line-break/></text:span><text:span text:style-name="T18">8. Connect to database: gcloud sql connect </text:span><text:span text:style-name="T14">rubychat</text:span><text:span text:style-name="T18"> --user=postgres –quiet<text:line-break/></text:span><text:span text:style-name="T20">9. For connect to database with psql need to do:<text:line-break/>9.1 Go to SQL – Connections<text:line-break/>9.2 Push “Add network”<text:line-break/>9.3 Enter name and your own external IP address. </text:span><text:span text:style-name="T21">Press “Save”<text:line-break/>9.4. Connect to database: psql -h 34.132.228.8 -U postgres</text:span></text:p>
      <text:p text:style-name="P3"/>
      <text:p text:style-name="P9">Create the database:<text:line-break/>1. Install rails: sudo apt update &amp;&amp; sudo apt install rails<text:line-break/><text:span text:style-name="T19">2. bundle add postgresql</text:span></text:p>
      <text:p text:style-name="P10">3. RAILS_ENV=production DATABASE_HOST=34.132.228.8 DATABASE_USERNAME=postgres DATABASE_PASSWORD=qwerty1234 rails <text:a xlink:type="simple" xlink:href="db:create" text:style-name="Internet_20_link" text:visited-style-name="Visited_20_Internet_20_Link">db:create</text:a></text:p>
      <text:p text:style-name="P10">4. RAILS_ENV=production DATABASE_HOST=34.132.228.8 DATABASE_USERNAME=postgres DATABASE_PASSWORD=qwerty1234 rails <text:a xlink:type="simple" xlink:href="db:migrate" text:style-name="Internet_20_link" text:visited-style-name="Visited_20_Internet_20_Link">db:migrate</text:a><text:line-break/><text:line-break/><text:span text:style-name="T22">Check database:<text:line-break/>1. connect to database with command in 9.4<text:line-break/>2. \l – lists of database<text:line-break/>3. \c rubysocial – enter to database<text:line-break/>4. \dt – list of relation</text:span><text:span text:style-name="T23">s</text:span></text:p>
      <text:p text:style-name="P10"/>
      <text:p text:style-name="P15"><text:soft-page-break/><text:span text:style-name="T9">kubectl config view --minify --flatten &gt; kube_config.txt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Roboto1" svg:font-family="Roboto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0T13:57:55.128350645</meta:creation-date>
    <dc:date>2022-07-25T15:57:14.701665798</dc:date>
    <meta:editing-duration>PT6H26M11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2" meta:paragraph-count="14" meta:word-count="259" meta:character-count="2158" meta:non-whitespace-character-count="1907"/>
  </office:meta>
</office:document-meta>
</file>